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f14a9" officeooo:paragraph-rsid="000f14a9"/>
    </style:style>
    <style:style style:name="P2" style:family="paragraph" style:parent-style-name="Standard">
      <style:text-properties fo:font-weight="bold" officeooo:rsid="000f14a9" officeooo:paragraph-rsid="000f14a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égles de Confidentialité : Joue Maths Gie. </text:p>
      <text:p text:style-name="P1"/>
      <text:p text:style-name="P1"/>
      <text:p text:style-name="P2">Utilisation de la caméra :</text:p>
      <text:p text:style-name="P2"/>
      <text:p text:style-name="P1">Cette application ne récupère et stocke aucune image ou vidéo. </text:p>
      <text:p text:style-name="P1">De même rien n’est envoyé à un service <text:s/>ou application tierce. </text:p>
      <text:p text:style-name="P1"/>
      <text:p text:style-name="P1">La caméra effectue de la reconnaissance de caractère en utilisant les API de Google incluse dans les kits de développement Android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22:22:04.028303209</meta:creation-date>
    <dc:date>2021-04-13T22:26:33.184850927</dc:date>
    <meta:editing-duration>PT4M29S</meta:editing-duration>
    <meta:editing-cycles>1</meta:editing-cycles>
    <meta:document-statistic meta:table-count="0" meta:image-count="0" meta:object-count="0" meta:page-count="1" meta:paragraph-count="5" meta:word-count="54" meta:character-count="327" meta:non-whitespace-character-count="274"/>
    <meta:generator>LibreOffice/7.0.5.2$Linux_X86_64 LibreOffice_project/00$Build-2</meta:generator>
  </office:meta>
</office:document-meta>
</file>